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8ce" officeooo:paragraph-rsid="001e48ce"/>
    </style:style>
    <style:style style:name="P2" style:family="paragraph" style:parent-style-name="Standard">
      <style:paragraph-properties fo:text-align="start" style:justify-single-word="false"/>
      <style:text-properties officeooo:rsid="001e48ce" officeooo:paragraph-rsid="001e48c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8ce" officeooo:paragraph-rsid="001e48c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48ce" officeooo:paragraph-rsid="001e48c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db03" officeooo:paragraph-rsid="001edb0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3062" officeooo:paragraph-rsid="002b30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c99b5" officeooo:paragraph-rsid="002c99b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0c56b" officeooo:paragraph-rsid="0030c56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48ce" officeooo:paragraph-rsid="001e48c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edb03" officeooo:paragraph-rsid="001edb0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7fc8" officeooo:paragraph-rsid="001f7fc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7fc8" officeooo:paragraph-rsid="0024b84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4d6c" officeooo:paragraph-rsid="00214d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1c14b" officeooo:paragraph-rsid="002985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4b844" officeooo:paragraph-rsid="001e48c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b3062" officeooo:paragraph-rsid="002b30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c99b5" officeooo:paragraph-rsid="002c99b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6e97" officeooo:paragraph-rsid="0029855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3062" officeooo:paragraph-rsid="002b306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0d1b0" officeooo:paragraph-rsid="0030d1b0" style:font-weight-asian="normal" style:font-weight-complex="normal"/>
    </style:style>
    <style:style style:name="T1" style:family="text">
      <style:text-properties officeooo:rsid="0024b8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Requirements</text:p>
      <text:p text:style-name="P1"/>
      <text:p text:style-name="P3">- Monitor live market data</text:p>
      <text:p text:style-name="P2">Database connection that takes in feed data and stores it in a MySQL database.</text:p>
      <text:p text:style-name="P2">UI can then grab this data and show the trader it in a graph representation.</text:p>
      <text:p text:style-name="P2"/>
      <text:p text:style-name="P3">- Create automated-trading strategies. User can activate strategies using the live market data as a reference.</text:p>
      <text:p text:style-name="P9">Two moving point average (short-term trends)</text:p>
      <text:p text:style-name="P9">Bollinger Bands (Volatility of stock)</text:p>
      <text:p text:style-name="P9"/>
      <text:p text:style-name="P3">-Monitor ongoing trading performed by active strategies</text:p>
      <text:p text:style-name="P9">Display Graph of prices</text:p>
      <text:p text:style-name="P9">Display current stock price</text:p>
      <text:p text:style-name="P9"/>
      <text:p text:style-name="P3">-De-activate, adjust, and/or re-activate strategies</text:p>
      <text:p text:style-name="P9">Ability to select strategy</text:p>
      <text:p text:style-name="P9">Adjust variables (e.g. change the moving point average)</text:p>
      <text:p text:style-name="P9">Ability to start strategy fresh or continue using stale data.</text:p>
      <text:p text:style-name="P9"/>
      <text:p text:style-name="P3">- Analyse performance of automated trading</text:p>
      <text:p text:style-name="P9">Display current profit/loss</text:p>
      <text:p text:style-name="P9"/>
      <text:p text:style-name="P9"/>
      <text:p text:style-name="P5">Technical Requirements</text:p>
      <text:p text:style-name="P9"/>
      <text:p text:style-name="P3">User interface</text:p>
      <text:p text:style-name="P10">HTML webpage with Java and JavaScript functionality.</text:p>
      <text:p text:style-name="P10"/>
      <text:p text:style-name="P12">Jquery</text:p>
      <text:p text:style-name="P12">- <text:span text:style-name="T1">Clientside scripting.</text:span></text:p>
      <text:p text:style-name="P12">- <text:span text:style-name="T1">Handles events purely in JavaScript.</text:span></text:p>
      <text:p text:style-name="P12">- <text:span text:style-name="T1">Improves cross-browser compatibilities.</text:span></text:p>
      <text:p text:style-name="P12"/>
      <text:p text:style-name="P11">JavaScript graphing library for stock tracking for algos.</text:p>
      <text:p text:style-name="P3"/>
      <text:p text:style-name="P3"/>
      <text:p text:style-name="P3">Core Business Logic</text:p>
      <text:p text:style-name="P13">Java feeder checker that gets data from Yahoo feed.</text:p>
      <text:p text:style-name="P13"/>
      <text:p text:style-name="P13">Java based algormithms to check and initiate trades. Creates record in database when trade takes place with necessary details.</text:p>
      <text:p text:style-name="P13"/>
      <text:p text:style-name="P13">MySql database to store necessary details (See database spec).</text:p>
      <text:p text:style-name="P3"/>
      <text:p text:style-name="P3"/>
      <text:p text:style-name="P3">Persistence</text:p>
      <text:p text:style-name="P13">Serverlets and JSP pages to get requests and send responses to Database.</text:p>
      <text:p text:style-name="P13"/>
      <text:p text:style-name="P14">Logging mechanism to log any errors that may occur in the system. </text:p>
      <text:p text:style-name="P18">slf4j (simple logging facade for Java) with Logback</text:p>
      <text:p text:style-name="P14"/>
      <text:p text:style-name="P6"><text:soft-page-break/>Testing</text:p>
      <text:p text:style-name="P16">Junit for unit testing in Java</text:p>
      <text:p text:style-name="P20">Manual testing for web pages</text:p>
      <text:p text:style-name="P16"/>
      <text:p text:style-name="P16"/>
      <text:p text:style-name="P7">Architecture</text:p>
      <text:p text:style-name="P7"/>
      <text:p text:style-name="P17"/>
      <text:p text:style-name="P8">Database ERD</text:p>
      <text:p text:style-name="P8"/>
      <text:p text:style-name="P8"/>
      <text:p text:style-name="P8">Java UML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07:20.932685568</meta:creation-date>
    <dc:date>2015-02-23T11:50:10.369263311</dc:date>
    <meta:editing-duration>PT44M46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237" meta:character-count="1563" meta:non-whitespace-character-count="1363"/>
  </office:meta>
</office:document-meta>
</file>